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00000002D070010268880CEE1C.jpg" manifest:media-type="image/jpeg"/>
  <manifest:file-entry manifest:full-path="Pictures/1000000000000500000002D01FDC632758692F5A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1cm" svg:stroke-color="#000099" draw:marker-start-width="0.35cm" draw:marker-end-width="0.35cm" draw:fill-color="#ffffff" draw:textarea-horizontal-align="justify" draw:textarea-vertical-align="middle" draw:auto-grow-height="false" fo:min-height="1.234cm" fo:min-width="2.462cm" fo:padding-top="0.175cm" fo:padding-bottom="0.175cm" fo:padding-left="0.3cm" fo:padding-right="0.3cm" fo:wrap-option="no-wrap"/>
    </style:style>
    <style:style style:name="gr3" style:family="graphic" style:parent-style-name="standard">
      <style:graphic-properties svg:stroke-width="0.1cm" svg:stroke-color="#000099" draw:marker-start-width="0.35cm" draw:marker-end-width="0.35cm" draw:fill-color="#ffffff" draw:textarea-horizontal-align="justify" draw:textarea-vertical-align="middle" draw:auto-grow-height="false" fo:min-height="1.322cm" fo:min-width="2.708cm" fo:padding-top="0.175cm" fo:padding-bottom="0.175cm" fo:padding-left="0.3cm" fo:padding-right="0.3cm" fo:wrap-option="no-wrap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18.999cm" svg:height="10.686cm" svg:x="-3.797cm" svg:y="-1.932cm">
          <draw:image xlink:href="Pictures/1000000000000500000002D01FDC632758692F5A.jpg" xlink:type="simple" xlink:show="embed" xlink:actuate="onLoad">
            <text:p/>
          </draw:image>
        </draw:frame>
        <draw:frame draw:style-name="gr1" draw:text-style-name="P1" draw:layer="layout" svg:width="18.999cm" svg:height="10.686cm" svg:x="1cm" svg:y="9.264cm">
          <draw:image xlink:href="Pictures/1000000000000500000002D070010268880CEE1C.jpg" xlink:type="simple" xlink:show="embed" xlink:actuate="onLoad">
            <text:p/>
          </draw:image>
        </draw:frame>
        <draw:custom-shape draw:style-name="gr2" draw:text-style-name="P3" draw:layer="layout" svg:width="4.35cm" svg:height="2.25cm" svg:x="8.875cm" svg:y="4.325cm">
          <text:p text:style-name="P2">フルカラーLED</text:p>
          <draw:enhanced-geometry svg:viewBox="0 0 21600 21600" draw:glue-points="10800 0 3160 3160 0 10800 3160 18440 10800 21600 18440 18440 21600 10800 18440 3160 ?f14 ?f15" draw:text-areas="3200 3200 18400 18400" draw:type="round-callout" draw:modifiers="-9759.9632268444 -5114.52687694358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3" draw:text-style-name="P3" draw:layer="layout" svg:width="4.7cm" svg:height="2.375cm" svg:x="-0.075cm" svg:y="7.825cm">
          <text:p text:style-name="P2">USBシリアル</text:p>
          <text:p text:style-name="P2">通信モジュール</text:p>
          <draw:enhanced-geometry svg:viewBox="0 0 21600 21600" draw:glue-points="10800 0 3160 3160 0 10800 3160 18440 10800 21600 18440 18440 21600 10800 18440 3160 ?f14 ?f15" draw:text-areas="3200 3200 18400 18400" draw:type="round-callout" draw:modifiers="6561.3273771538 -9127.2727272727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3" draw:text-style-name="P3" draw:layer="layout" svg:width="4.7cm" svg:height="2.375cm" svg:x="7.65cm" svg:y="6.875cm">
          <text:p text:style-name="P2">バッテリ端子</text:p>
          <draw:enhanced-geometry svg:viewBox="0 0 21600 21600" draw:glue-points="10800 0 3160 3160 0 10800 3160 18440 10800 21600 18440 18440 21600 10800 18440 3160 ?f14 ?f15" draw:text-areas="3200 3200 18400 18400" draw:type="round-callout" draw:modifiers="-7186.21569878749 -21609.090909090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3" draw:text-style-name="P3" draw:layer="layout" svg:width="4.7cm" svg:height="2.375cm" svg:x="8.4cm" svg:y="-2.425cm">
          <text:p text:style-name="P2">デジタルマイク</text:p>
          <text:p text:style-name="P2">モジュール</text:p>
          <draw:enhanced-geometry svg:viewBox="0 0 21600 21600" draw:glue-points="10800 0 3160 3160 0 10800 3160 18440 10800 21600 18440 18440 21600 10800 18440 3160 ?f14 ?f15" draw:text-areas="3200 3200 18400 18400" draw:type="round-callout" draw:modifiers="1791.95915762604 45300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3" draw:text-style-name="P3" draw:layer="layout" svg:width="4.7cm" svg:height="2.375cm" svg:x="11.275cm" svg:y="2.75cm">
          <text:p text:style-name="P2">フラッシュメモリ</text:p>
          <draw:enhanced-geometry svg:viewBox="0 0 21600 21600" draw:glue-points="10800 0 3160 3160 0 10800 3160 18440 10800 21600 18440 18440 21600 10800 18440 3160 ?f14 ?f15" draw:text-areas="3200 3200 18400 18400" draw:type="round-callout" draw:modifiers="-4392.59731971921 -4145.4545454545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3" draw:text-style-name="P3" draw:layer="layout" svg:width="4.7cm" svg:height="2.375cm" svg:x="-1.975cm" svg:y="2.275cm">
          <text:p text:style-name="P2">LiPoバッテリ</text:p>
          <text:p text:style-name="P2">充電モジュール</text:p>
          <draw:enhanced-geometry svg:viewBox="0 0 21600 21600" draw:glue-points="10800 0 3160 3160 0 10800 3160 18440 10800 21600 18440 18440 21600 10800 18440 3160 ?f14 ?f15" draw:text-areas="3200 3200 18400 18400" draw:type="round-callout" draw:modifiers="16100.0638162093 31172.727272727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3" draw:text-style-name="P3" draw:layer="layout" svg:width="4.7cm" svg:height="2.375cm" svg:x="-2.95cm" svg:y="-0.225cm">
          <text:p text:style-name="P2">3.3Vレギュレータ</text:p>
          <draw:enhanced-geometry svg:viewBox="0 0 21600 21600" draw:glue-points="10800 0 3160 3160 0 10800 3160 18440 10800 21600 18440 18440 21600 10800 18440 3160 ?f14 ?f15" draw:text-areas="3200 3200 18400 18400" draw:type="round-callout" draw:modifiers="38141.1614550096 38400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3" draw:text-style-name="P3" draw:layer="layout" svg:width="4.7cm" svg:height="2.375cm" svg:x="3.65cm" svg:y="-2.625cm">
          <text:p text:style-name="P2">スピーカ</text:p>
          <draw:enhanced-geometry svg:viewBox="0 0 21600 21600" draw:glue-points="10800 0 3160 3160 0 10800 3160 18440 10800 21600 18440 18440 21600 10800 18440 3160 ?f14 ?f15" draw:text-areas="3200 3200 18400 18400" draw:type="round-callout" draw:modifiers="19298.0216975112 53263.636363636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3" draw:text-style-name="P3" draw:layer="layout" svg:width="4.7cm" svg:height="2.375cm" svg:x="1.75cm" svg:y="-0.2cm">
          <text:p text:style-name="P2">OLED</text:p>
          <text:p text:style-name="P2">モジュール</text:p>
          <draw:enhanced-geometry svg:viewBox="0 0 21600 21600" draw:glue-points="10800 0 3160 3160 0 10800 3160 18440 10800 21600 18440 18440 21600 10800 18440 3160 ?f14 ?f15" draw:text-areas="3200 3200 18400 18400" draw:type="round-callout" draw:modifiers="19518.5705169113 24809.090909090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3" draw:text-style-name="P3" draw:layer="layout" svg:width="4.7cm" svg:height="2.375cm" svg:x="3.6cm" svg:y="6.2cm">
          <text:p text:style-name="P2">6軸ジャイロ</text:p>
          <text:p text:style-name="P2">モジュール</text:p>
          <draw:enhanced-geometry svg:viewBox="0 0 21600 21600" draw:glue-points="10800 0 3160 3160 0 10800 3160 18440 10800 21600 18440 18440 21600 10800 18440 3160 ?f14 ?f15" draw:text-areas="3200 3200 18400 18400" draw:type="round-callout" draw:modifiers="12098.0216975112 -7718.18181818182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10T11:19:01.600285464</meta:creation-date>
    <meta:editing-duration>PT4M33S</meta:editing-duration>
    <meta:editing-cycles>2</meta:editing-cycles>
    <meta:generator>LibreOffice/5.1.6.2$Linux_X86_64 LibreOffice_project/10m0$Build-2</meta:generator>
    <dc:date>2018-07-10T11:23:33.085055522</dc:date>
    <meta:document-statistic meta:object-count="12"/>
  </office:meta>
</office:document-meta>
</file>